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9c79"/>
    </style:style>
    <style:style style:name="P2" style:family="paragraph" style:parent-style-name="Standard">
      <style:text-properties fo:font-weight="bold" officeooo:rsid="000736a5" officeooo:paragraph-rsid="000736a5" style:font-weight-asian="bold" style:font-weight-complex="bold"/>
    </style:style>
    <style:style style:name="P3" style:family="paragraph" style:parent-style-name="Standard">
      <style:text-properties fo:font-weight="bold" officeooo:paragraph-rsid="000736a5" style:font-weight-asian="bold" style:font-weight-complex="bold"/>
    </style:style>
    <style:style style:name="P4" style:family="paragraph" style:parent-style-name="Standard">
      <style:text-properties officeooo:paragraph-rsid="000736a5"/>
    </style:style>
    <style:style style:name="T1" style:family="text">
      <style:text-properties officeooo:rsid="000736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Point Representation</text:p>
      <text:p text:style-name="P1"><text:s/>#include&lt;bits/stdc++.h&gt;</text:p>
      <text:p text:style-name="P1">using namespace std;</text:p>
      <text:p text:style-name="P1"><text:s text:c="4"/>typedef double T;</text:p>
      <text:p text:style-name="P1"><text:s text:c="4"/>typedef complex&lt;T&gt; pt;</text:p>
      <text:p text:style-name="P1"><text:s text:c="4"/>#define x real()</text:p>
      <text:p text:style-name="P1"><text:s text:c="4"/>#define y imag()</text:p>
      <text:p text:style-name="P1"><text:s text:c="4"/>int main(){</text:p>
      <text:p text:style-name="P1"><text:s text:c="8"/>pt p{3,-4}, q= {6,9};</text:p>
      <text:p text:style-name="P1"><text:s text:c="8"/>cout &lt;&lt; p.x &lt;&lt; " " &lt;&lt; p.y &lt;&lt; "\n"; // 3 -4</text:p>
      <text:p text:style-name="P1"><text:s text:c="8"/>// Can be printed out of the box</text:p>
      <text:p text:style-name="P1"><text:s text:c="8"/>cout &lt;&lt; p &lt;&lt; "\n"; // (3,-4)</text:p>
      <text:p text:style-name="P1"><text:s text:c="8"/>pt p2{-3,2};</text:p>
      <text:p text:style-name="P1"><text:s text:c="8"/>//p2.x = 1; // doesn’t compile</text:p>
      <text:p text:style-name="P1"><text:s text:c="8"/>p2 = {1,2}; // correct</text:p>
      <text:p text:style-name="P1"><text:s text:c="8"/>cout&lt;&lt;p2&lt;&lt;"\n";</text:p>
      <text:p text:style-name="P1"><text:s text:c="8"/>pt a{3,1}, b{1,-2};</text:p>
      <text:p text:style-name="P1"><text:s text:c="8"/>a += 2.0*b; // a = (5,-3)</text:p>
      <text:p text:style-name="P1"><text:s text:c="8"/>cout&lt;&lt;a&lt;&lt;"\n";</text:p>
      <text:p text:style-name="P1"><text:s text:c="8"/>cout &lt;&lt; a*b &lt;&lt; " " &lt;&lt; a/-b &lt;&lt; "\n"; // (-1,-13) (-2.2,-1.4)</text:p>
      <text:p text:style-name="P1"><text:s text:c="8"/>pt p3{4,3};</text:p>
      <text:p text:style-name="P1"><text:s text:c="8"/>// Get the absolute value and argument of point (in [-pi,pi])</text:p>
      <text:p text:style-name="P1"><text:s text:c="8"/>cout &lt;&lt; abs(p3) &lt;&lt; " " &lt;&lt; arg(p3) &lt;&lt; "\n"; // 5 0.643501 Make a point from polar coordinates</text:p>
      <text:p text:style-name="P1"><text:s text:c="8"/>cout &lt;&lt; polar(2.0, -M_PI/4.0) &lt;&lt; "\n"; // (1.41421,-1.41421)</text:p>
      <text:p text:style-name="P1"><text:s text:c="8"/>cout&lt;&lt;M_PI&lt;&lt;"\n";</text:p>
      <text:p text:style-name="P1"><text:s text:c="8"/>cout&lt;&lt;norm(complex&lt;double&gt;(2.0,1.0))&lt;&lt;"\n";</text:p>
      <text:p text:style-name="P1"><text:s text:c="8"/>cout&lt;&lt;(norm(complex&lt;double&gt;(2.0,1.0)) == 5.0)&lt;&lt;"\n";</text:p>
      <text:p text:style-name="P1"><text:s text:c="8"/>cout&lt;&lt;(norm(complex&lt;double&gt;(2.0,1.0)) == 5)&lt;&lt;"\n";</text:p>
      <text:p text:style-name="P1"><text:s text:c="8"/>cout&lt;&lt;(5==5.0)&lt;&lt;"\n";</text:p>
      <text:p text:style-name="P1"><text:s text:c="4"/>}</text:p>
      <text:p text:style-name="P1">template &lt;class Y&gt; int sgn(Y x) {return (Y(0) &lt; x) - (x &lt; Y(0));}</text:p>
      <text:p text:style-name="P1">struct pt{</text:p>
      <text:p text:style-name="P1"><text:s text:c="4"/>T x,y;</text:p>
      <text:p text:style-name="P1"><text:s text:c="4"/>pt operator+(pt p) {return {x+p.x, y+p.y};}</text:p>
      <text:p text:style-name="P1"><text:s text:c="4"/>pt operator-(pt p) {return {x-p.x, y-p.y};}</text:p>
      <text:p text:style-name="P1"><text:s text:c="4"/>pt operator*(T d) {return {x*d, y*d};}</text:p>
      <text:p text:style-name="P1"><text:s text:c="4"/>pt operator/(T d) {return {x/d, y/d};} // only for floating-</text:p>
      <text:p text:style-name="P1"><text:s text:c="4"/>bool operator==(pt a) {return a.x == x &amp;&amp; a.y == y;}</text:p>
      <text:p text:style-name="P1"><text:s text:c="4"/>bool operator!=(pt a) {return a.x != x || a.y != y;}</text:p>
      <text:p text:style-name="P1"><text:s text:c="4"/>T sq(pt p) {return p.x*p.x + p.y*p.y;}</text:p>
      <text:p text:style-name="P1"><text:s text:c="4"/>double abs(pt p) {return sqrt(sq(p));}</text:p>
      <text:p text:style-name="P1">};</text:p>
      <text:p text:style-name="P1">ostream&amp; operator&lt;&lt;(ostream&amp; os, pt p) {return os &lt;&lt; "("&lt;&lt; p.x &lt;&lt; "," &lt;&lt; p.y &lt;&lt; ")";}</text:p>
      <text:p text:style-name="P1">int main(){</text:p>
      <text:p text:style-name="P1"><text:s text:c="4"/>pt a{3,4}, b{2,-1};</text:p>
      <text:p text:style-name="P1"><text:s text:c="4"/>pt c= <text:s/>a*5;</text:p>
      <text:p text:style-name="P1"><text:s text:c="4"/>cout&lt;&lt;c.x&lt;&lt;endl;</text:p>
      <text:p text:style-name="P1"><text:s text:c="4"/>cout &lt;&lt; a+b &lt;&lt; " " &lt;&lt; a-b &lt;&lt; "\n"; // (5,3) (1,5)</text:p>
      <text:p text:style-name="P1"><text:s text:c="4"/>cout &lt;&lt; a*-1 &lt;&lt; " " &lt;&lt; b/2 &lt;&lt; "\n"; // (-3,-4) (1.5,2)</text:p>
      <text:p text:style-name="P1"><text:s text:c="4"/>cout&lt;&lt;(a==b)&lt;&lt;"\n";</text:p>
      <text:p text:style-name="P1"><text:s text:c="4"/>cout&lt;&lt;(a!=b)&lt;&lt;"\n";</text:p>
      <text:p text:style-name="P1">}</text:p>
      <text:p text:style-name="P3"><text:soft-page-break/>//<text:span text:style-name="T1">Line Representation</text:span></text:p>
      <text:p text:style-name="P4"><text:s text:c="4"/>#include&lt;bits/stdc++.h&gt;</text:p>
      <text:p text:style-name="Standard"><text:s text:c="4"/>using namespace std;</text:p>
      <text:p text:style-name="Standard"/>
      <text:p text:style-name="Standard"><text:s text:c="4"/>typedef double T;</text:p>
      <text:p text:style-name="Standard"><text:s text:c="4"/>typedef complex&lt;T&gt; pt;</text:p>
      <text:p text:style-name="Standard"><text:s text:c="4"/>#define x real()</text:p>
      <text:p text:style-name="Standard"><text:s text:c="4"/>#define y imag()</text:p>
      <text:p text:style-name="Standard"/>
      <text:p text:style-name="Standard"><text:s text:c="4"/>T orient(pt a, pt b, pt c) {return cross(b-a,c-a);}</text:p>
      <text:p text:style-name="Standard"/>
      <text:p text:style-name="Standard"><text:s text:c="4"/>pt translate(pt v, pt p) {return p+v;}</text:p>
      <text:p text:style-name="Standard"/>
      <text:p text:style-name="Standard"><text:s text:c="4"/>pt scale(pt c, double factor, pt p) {return c + (p-c)*factor;}</text:p>
      <text:p text:style-name="Standard"/>
      <text:p text:style-name="Standard"><text:s text:c="4"/>pt rot(pt p, double a) {</text:p>
      <text:p text:style-name="Standard"><text:s text:c="8"/>return {p.x*cos(a) - p.y*sin(a), p.x*sin(a) + p.y*cos(a)};</text:p>
      <text:p text:style-name="Standard"><text:s text:c="4"/>}</text:p>
      <text:p text:style-name="Standard"><text:s text:c="4"/>pt rotation(pt p, double a) {return p * polar(1.0, a);}</text:p>
      <text:p text:style-name="Standard"/>
      <text:p text:style-name="Standard"><text:s text:c="4"/>pt perp(pt p) {return {-p.y, p.x};}</text:p>
      <text:p text:style-name="Standard"/>
      <text:p text:style-name="Standard"><text:s text:c="4"/>T dot(pt v, pt w) {return v.x*w.x + v.y*w.y;}</text:p>
      <text:p text:style-name="Standard"/>
      <text:p text:style-name="Standard"><text:s text:c="4"/>bool isPerp(pt v, pt w) {return dot(v,w) == 0;}</text:p>
      <text:p text:style-name="Standard"/>
      <text:p text:style-name="Standard"><text:s text:c="4"/>double angle(pt v, pt w) {</text:p>
      <text:p text:style-name="Standard"><text:s text:c="8"/>double cosTheta = dot(v,w) / abs(v) / abs(w);</text:p>
      <text:p text:style-name="Standard"><text:s text:c="8"/>return acos(max(-1.0, min(1.0, cosTheta)));</text:p>
      <text:p text:style-name="Standard"><text:s text:c="4"/>}</text:p>
      <text:p text:style-name="Standard"/>
      <text:p text:style-name="Standard"><text:s text:c="4"/>T cross(pt v, pt w) {return v.x*w.y - v.y*w.x;}</text:p>
      <text:p text:style-name="Standard"/>
      <text:p text:style-name="Standard"><text:s text:c="4"/>T orient(pt a, pt b, pt c) {return cross(b-a,c-a);}</text:p>
      <text:p text:style-name="Standard"/>
      <text:p text:style-name="Standard"><text:s text:c="4"/>bool inAngle(pt a, pt b, pt c, pt p) {</text:p>
      <text:p text:style-name="Standard"><text:s text:c="8"/>assert(orient(a,b,c) != 0);</text:p>
      <text:p text:style-name="Standard"><text:s text:c="8"/>if (orient(a,b,c) &lt; 0) swap(b,c);</text:p>
      <text:p text:style-name="Standard"><text:s text:c="8"/>return orient(a,b,p) &gt;= 0 &amp;&amp; orient(a,c,p) &lt;= 0;</text:p>
      <text:p text:style-name="Standard"><text:s text:c="4"/>}</text:p>
      <text:p text:style-name="Standard"/>
      <text:p text:style-name="Standard"><text:s text:c="4"/>double orientedAngle(pt a, pt b, pt c) {</text:p>
      <text:p text:style-name="Standard"><text:s text:c="8"/>if (orient(a,b,c) &gt;= 0)</text:p>
      <text:p text:style-name="Standard"><text:s text:c="12"/>return angle(b-a, c-a);</text:p>
      <text:p text:style-name="Standard"><text:s text:c="8"/>else</text:p>
      <text:p text:style-name="Standard"><text:s text:c="12"/>return 2*M_PI - angle(b-a, c-a);</text:p>
      <text:p text:style-name="Standard"><text:s text:c="4"/>}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4"/>bool isConvex(vector&lt;pt&gt; p) {</text:p>
      <text:p text:style-name="Standard"><text:s text:c="8"/>bool hasPos=false, hasNeg=false;</text:p>
      <text:p text:style-name="Standard"><text:s text:c="8"/>for (int i=0, n=p.size(); i&lt;n; i++) {</text:p>
      <text:p text:style-name="Standard"><text:s text:c="12"/>int o = orient(p[i], p[(i+1)%n], p[(i+2)%n]);</text:p>
      <text:p text:style-name="Standard"><text:s text:c="12"/>if (o &gt; 0) hasPos = true;</text:p>
      <text:p text:style-name="Standard"><text:s text:c="12"/>if (o &lt; 0) hasNeg = true;</text:p>
      <text:p text:style-name="Standard"><text:s text:c="8"/>}</text:p>
      <text:p text:style-name="Standard"><text:s text:c="8"/>return !(hasPos &amp;&amp; hasNeg);</text:p>
      <text:p text:style-name="Standard"><text:s text:c="4"/>}</text:p>
      <text:p text:style-name="Standard"/>
      <text:p text:style-name="Standard"><text:s text:c="4"/>struct line{</text:p>
      <text:p text:style-name="Standard"><text:s text:c="8"/>pt v;</text:p>
      <text:p text:style-name="Standard"><text:s text:c="8"/>T c;</text:p>
      <text:p text:style-name="Standard"><text:s text:c="8"/>// From direction vector v and offset c</text:p>
      <text:p text:style-name="Standard"><text:s text:c="8"/>line(pt v, T c) : v(v), c(c) {}</text:p>
      <text:p text:style-name="Standard"><text:s text:c="8"/>// From equation ax+by=c</text:p>
      <text:p text:style-name="Standard"><text:s text:c="8"/>line(T a, T b, T c) : v({b,-a}), c(c) {}</text:p>
      <text:p text:style-name="Standard"><text:s text:c="8"/>// From points P and Q</text:p>
      <text:p text:style-name="Standard"><text:s text:c="8"/>line(pt p, pt q) : v(q-p), c(cross(v,p)) {}</text:p>
      <text:p text:style-name="Standard"><text:s text:c="4"/>};</text:p>
      <text:p text:style-name="Standard"/>
      <text:p text:style-name="Standard"><text:s text:c="4"/>T side(pt p) {return cross(v,p)-c;}</text:p>
      <text:p text:style-name="Standard"/>
      <text:p text:style-name="Standard"><text:s text:c="4"/>double dist(pt p) {return abs(side(p)) / abs(v);}</text:p>
      <text:p text:style-name="Standard"><text:s text:c="4"/>double sqDist(pt p) {return side(p)*side(p) / (double)sq(v);}</text:p>
      <text:p text:style-name="Standard"/>
      <text:p text:style-name="Standard"/>
      <text:p text:style-name="Standard"><text:s text:c="4"/>line perpThrough(pt p) {return {p, p + perp(v)};}</text:p>
      <text:p text:style-name="Standard"/>
      <text:p text:style-name="Standard"/>
      <text:p text:style-name="Standard"/>
      <text:p text:style-name="Standard"><text:s text:c="4"/>line translate(pt t) {return {v, c + cross(v,t)};}</text:p>
      <text:p text:style-name="Standard"/>
      <text:p text:style-name="Standard"/>
      <text:p text:style-name="Standard"><text:s text:c="4"/>line shiftLeft(double dist) {return {v, c + dist*abs(v)};}</text:p>
      <text:p text:style-name="Standard"/>
      <text:p text:style-name="Standard"><text:s text:c="4"/>bool inter(line l1, line l2, pt &amp;out) {</text:p>
      <text:p text:style-name="Standard"><text:s text:c="8"/>T d = cross(l1.v, l2.v);</text:p>
      <text:p text:style-name="Standard"><text:s text:c="8"/>if (d == 0) return false;</text:p>
      <text:p text:style-name="Standard"><text:s text:c="8"/>out = (l2.v*l1.c - l1.v*l2.c) / d; // requires floating-point coordinates</text:p>
      <text:p text:style-name="Standard"><text:s text:c="8"/>return true;</text:p>
      <text:p text:style-name="Standard"><text:s text:c="4"/>}</text:p>
      <text:p text:style-name="Standard"/>
      <text:p text:style-name="Standard"><text:s text:c="4"/>pt proj(pt p) {return p - perp(v)*side(p)/sq(v);}</text:p>
      <text:p text:style-name="Standard"><text:s text:c="4"/>pt refl(pt p) {return p - perp(v)*2*side(p)/sq(v);}</text:p>
      <text:p text:style-name="Standard"/>
      <text:p text:style-name="Standard"/>
      <text:p text:style-name="Standard"><text:s text:c="4"/>bool inDisk(pt a, pt b, pt p) {return dot(a-p, b-p) &lt;= 0;}</text:p>
      <text:p text:style-name="Standard"><text:s text:c="4"/>bool onSegment(pt a, pt b, pt p) {</text:p>
      <text:p text:style-name="Standard"><text:s text:c="8"/>return orient(a,b,p) == 0 &amp;&amp; inDisk(a,b,p);</text:p>
      <text:p text:style-name="Standard"><text:s text:c="4"/>}</text:p>
      <text:p text:style-name="Standard"/>
      <text:p text:style-name="Standard"><text:soft-page-break/><text:s text:c="4"/>bool properInter(pt a, pt b, pt c, pt d, pt &amp;out) {</text:p>
      <text:p text:style-name="Standard"><text:s text:c="8"/>double oa = orient(c,d,a),</text:p>
      <text:p text:style-name="Standard"><text:s text:c="8"/>ob = orient(c,d,b),</text:p>
      <text:p text:style-name="Standard"><text:s text:c="8"/>oc = orient(a,b,c),</text:p>
      <text:p text:style-name="Standard"><text:s text:c="8"/>od = orient(a,b,d);</text:p>
      <text:p text:style-name="Standard"><text:s text:c="8"/>// Proper intersection exists iff opposite signs</text:p>
      <text:p text:style-name="Standard"><text:s text:c="8"/>if (oa*ob &lt; 0 &amp;&amp; oc*od &lt; 0) {</text:p>
      <text:p text:style-name="Standard"><text:s text:c="12"/>out = (a*ob - b*oa) / (ob-oa);</text:p>
      <text:p text:style-name="Standard"><text:s text:c="12"/>return true;</text:p>
      <text:p text:style-name="Standard"><text:s text:c="8"/>}</text:p>
      <text:p text:style-name="Standard"><text:s text:c="4"/>return false;</text:p>
      <text:p text:style-name="Standard"><text:s text:c="4"/>}</text:p>
      <text:p text:style-name="Standard"><text:s text:c="4"/>bool cmpProj(pt p, pt q) {return dot(v,p) &lt; dot(v,q);}</text:p>
      <text:p text:style-name="Standard"><text:s text:c="4"/>double segPoint(pt a, pt b, pt p) {</text:p>
      <text:p text:style-name="Standard"><text:s text:c="8"/>if (a != b) {</text:p>
      <text:p text:style-name="Standard"><text:s text:c="12"/>line l(a,b);</text:p>
      <text:p text:style-name="Standard"><text:s text:c="12"/>if (l.cmpProj(a,p) &amp;&amp; l.cmpProj(p,b)) // if closest to projection</text:p>
      <text:p text:style-name="Standard"><text:s text:c="12"/>return l.dist(p); // output distance to line</text:p>
      <text:p text:style-name="Standard"><text:s text:c="8"/>}</text:p>
      <text:p text:style-name="Standard"><text:s text:c="8"/>return min(abs(p-a), abs(p-b)); // otherwise distance to A or B</text:p>
      <text:p text:style-name="Standard"><text:s text:c="4"/>}</text:p>
      <text:p text:style-name="Standard"><text:s text:c="4"/>double segSeg(pt a, pt b, pt c, pt d) {</text:p>
      <text:p text:style-name="Standard"><text:s text:c="8"/>pt dummy;</text:p>
      <text:p text:style-name="Standard"><text:s text:c="8"/>if (properInter(a,b,c,d,dummy))</text:p>
      <text:p text:style-name="Standard"><text:s text:c="12"/>return 0;</text:p>
      <text:p text:style-name="Standard"><text:s text:c="8"/>return min({segPoint(a,b,c), segPoint(a,b,d),</text:p>
      <text:p text:style-name="Standard"><text:s text:c="12"/>segPoint(c,d,a), segPoint(c,d,b)});</text:p>
      <text:p text:style-name="Standard"><text:s text:c="4"/>}</text:p>
      <text:p text:style-name="Standard"><text:s text:c="4"/>double areaTriangle(pt a, pt b, pt c) {return abs(cross(b-a, c-a)) / 2.0;}</text:p>
      <text:p text:style-name="Standard"><text:s text:c="4"/>double areaPolygon(vector&lt;pt&gt; p) {</text:p>
      <text:p text:style-name="Standard"><text:s text:c="8"/>double area = 0.0;</text:p>
      <text:p text:style-name="Standard"><text:s text:c="8"/>for (int i = 0, n = p.size(); i &lt; n; i++) {</text:p>
      <text:p text:style-name="Standard"><text:s text:c="12"/>area += cross(p[i], p[(i+1)%n]); // wrap back to 0 if i == n-1</text:p>
      <text:p text:style-name="Standard"><text:s text:c="8"/>}</text:p>
      <text:p text:style-name="Standard"><text:s text:c="8"/>return abs(area) / 2.0;</text:p>
      <text:p text:style-name="Standard"><text:s text:c="4"/>}</text:p>
      <text:p text:style-name="Standard"><text:s text:c="4"/>// true if P at least as high as A (blue part)</text:p>
      <text:p text:style-name="Standard"><text:s text:c="4"/>bool above(pt a, pt p) {return p.y &gt;= a.y;}</text:p>
      <text:p text:style-name="Standard"/>
      <text:p text:style-name="Standard"><text:s text:c="4"/>// check if [PQ] crosses ray from A</text:p>
      <text:p text:style-name="Standard"><text:s text:c="4"/>bool crossesRay(pt a, pt p, pt q) {return (above(a,q) - above(a,p)) * orient(a,p,q) &gt; 0;}</text:p>
      <text:p text:style-name="Standard"/>
      <text:p text:style-name="Standard"><text:s text:c="4"/>// if strict, returns false when A is on the boundary</text:p>
      <text:p text:style-name="Standard"><text:s text:c="4"/>bool inPolygon(vector&lt;pt&gt; p, pt a, bool strict = true) {</text:p>
      <text:p text:style-name="Standard"><text:s text:c="8"/>int numCrossings = 0;</text:p>
      <text:p text:style-name="Standard"><text:s text:c="8"/>for (int i = 0, n = p.size(); i &lt; n; i++) {</text:p>
      <text:p text:style-name="Standard"><text:s text:c="12"/>if (onSegment(p[i], p[(i+1)%n], a))</text:p>
      <text:p text:style-name="Standard"><text:s text:c="16"/>return !strict;</text:p>
      <text:p text:style-name="Standard"><text:s text:c="12"/>numCrossings += crossesRay(a, p[i], p[(i+1)%n]);</text:p>
      <text:p text:style-name="Standard"><text:s text:c="8"/>}</text:p>
      <text:p text:style-name="Standard"><text:s text:c="8"/>return numCrossings &amp; 1; // inside if odd number of crossings</text:p>
      <text:p text:style-name="Standard"><text:s text:c="4"/>}</text:p>
      <text:p text:style-name="Standard"><text:soft-page-break/></text:p>
      <text:p text:style-name="Standard"><text:s text:c="4"/>pt circumCenter(pt a, pt b, pt c) {</text:p>
      <text:p text:style-name="Standard"><text:s text:c="8"/>b = b-a, c = c-a; // consider coordinates relative to A</text:p>
      <text:p text:style-name="Standard"><text:s text:c="8"/>assert(cross(b,c) != 0); // no circumcircle if A,B,C aligned</text:p>
      <text:p text:style-name="Standard"><text:s text:c="8"/>return a + perp(b*sq(c) - c*sq(b))/cross(b,c)/2;</text:p>
      <text:p text:style-name="Standard"><text:s text:c="4"/>}</text:p>
      <text:p text:style-name="Standard"/>
      <text:p text:style-name="Standard"><text:s text:c="4"/>int circleLine(pt o, double r, line l, pair&lt;pt,pt&gt; &amp;out) {</text:p>
      <text:p text:style-name="Standard"><text:s text:c="8"/>double h2 = r*r - l.sqDist(o);</text:p>
      <text:p text:style-name="Standard"><text:s text:c="8"/>if (h2 &gt;= 0) { // the line touches the circle</text:p>
      <text:p text:style-name="Standard"><text:s text:c="12"/>pt p = l.proj(o); // point P</text:p>
      <text:p text:style-name="Standard"><text:s text:c="12"/>pt h = l.v*sqrt(h2)/abs(l.v); // vector parallel to l, of length h</text:p>
      <text:p text:style-name="Standard"><text:s text:c="12"/>out = {p-h, p+h};</text:p>
      <text:p text:style-name="Standard"><text:s text:c="8"/>}</text:p>
      <text:p text:style-name="Standard"><text:s text:c="8"/>return 1 + sgn(h2);</text:p>
      <text:p text:style-name="Standard"><text:s text:c="4"/>}</text:p>
      <text:p text:style-name="Standard"/>
      <text:p text:style-name="Standard"><text:s text:c="4"/>int circleCircle(pt o1, double r1, pt o2, double r2, pair&lt;pt,pt&gt; &amp;out) {</text:p>
      <text:p text:style-name="Standard"><text:s text:c="8"/>pt d=o2-o1; double d2=sq(d);</text:p>
      <text:p text:style-name="Standard"><text:s text:c="8"/>if (d2 == 0) {assert(r1 != r2); return 0;} // concentric circles</text:p>
      <text:p text:style-name="Standard"><text:s text:c="8"/>double pd = (d2 + r1*r1 - r2*r2)/2; // = |O_1P| * d</text:p>
      <text:p text:style-name="Standard"><text:s text:c="8"/>double h2 = r1*r1 - pd*pd/d2; // = hˆ2</text:p>
      <text:p text:style-name="Standard"><text:s text:c="8"/>if (h2 &gt;= 0) {</text:p>
      <text:p text:style-name="Standard"><text:s text:c="12"/>pt p = o1 + d*pd/d2, h = perp(d)*sqrt(h2/d2);</text:p>
      <text:p text:style-name="Standard"><text:s text:c="12"/>out = {p-h, p+h};</text:p>
      <text:p text:style-name="Standard"><text:s text:c="8"/>}</text:p>
      <text:p text:style-name="Standard"><text:s text:c="8"/>return 1 + sgn(h2);</text:p>
      <text:p text:style-name="Standard"><text:s text:c="4"/>}</text:p>
      <text:p text:style-name="Standard"/>
      <text:p text:style-name="Standard"><text:s text:c="4"/>int tangents(pt o1, double r1, pt o2, double r2, bool inner, vector&lt;pair&lt;pt,pt&gt;&gt; &amp;out) {</text:p>
      <text:p text:style-name="Standard"><text:s text:c="8"/>if (inner) r2 = -r2;</text:p>
      <text:p text:style-name="Standard"><text:s text:c="8"/>pt d = o2-o1;</text:p>
      <text:p text:style-name="Standard"><text:s text:c="8"/>double dr = r1-r2, d2 = sq(d), h2 = d2-dr*dr;</text:p>
      <text:p text:style-name="Standard"><text:s text:c="8"/>if (d2 == 0 || h2 &lt; 0) {assert(h2 != 0); return 0;}</text:p>
      <text:p text:style-name="Standard"><text:s text:c="8"/>for (double sign : {-1,1}) {</text:p>
      <text:p text:style-name="Standard"><text:s text:c="12"/>pt v = (d*dr + perp(d)*sqrt(h2)*sign)/d2;</text:p>
      <text:p text:style-name="Standard"><text:s text:c="12"/>out.push_back({o1 + v*r1, o2 + v*r2});</text:p>
      <text:p text:style-name="Standard"><text:s text:c="8"/>}</text:p>
      <text:p text:style-name="Standard"><text:s text:c="8"/>return 1 + (h2 &gt; 0);</text:p>
      <text:p text:style-name="Standard"><text:s text:c="4"/>}</text:p>
      <text:p text:style-name="Standard"/>
      <text:p text:style-name="Standard"><text:s text:c="4"/>int main(){</text:p>
      <text:p text:style-name="Standard"><text:s text:c="8"/>line a{{3,5},6};</text:p>
      <text:p text:style-name="Standard"><text:s text:c="8"/>cout&lt;&lt;a.v&lt;&lt;" "&lt;&lt;a.c&lt;&lt;"\n";</text:p>
      <text:p text:style-name="Standard"><text:s text:c="8"/>line b{3,5,6};</text:p>
      <text:p text:style-name="Standard"><text:s text:c="8"/>cout&lt;&lt;b.v&lt;&lt;" "&lt;&lt;b.c&lt;&lt;"\n";</text:p>
      <text:p text:style-name="Standard"><text:s text:c="8"/>line z{{3,5},{6,9}};</text:p>
      <text:p text:style-name="Standard"><text:s text:c="8"/>cout&lt;&lt;z.v&lt;&lt;" "&lt;&lt;z.c&lt;&lt;"\n";</text:p>
      <text:p text:style-name="Standard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2:36:29.029305795</meta:creation-date>
    <dc:date>2019-11-24T12:44:55.657010052</dc:date>
    <meta:editing-duration>PT8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217" meta:word-count="1201" meta:character-count="8016" meta:non-whitespace-character-count="5638"/>
  </office:meta>
</office:document-meta>
</file>